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c70f"/>
    </style:style>
    <style:style style:name="P2" style:family="paragraph" style:parent-style-name="Standard">
      <style:text-properties officeooo:rsid="0009c70f" officeooo:paragraph-rsid="0009c70f"/>
    </style:style>
    <style:style style:name="T1" style:family="text">
      <style:text-properties officeooo:rsid="0009c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ploring NYC Dataset:</text:span></text:p>
      <text:p text:style-name="P1"><text:a xlink:type="simple" xlink:href="https://drive.google.com/file/d/1BlQac_pzdglSxSapntT71KIZwFHsAMOJ/view" text:style-name="Internet_20_link" text:visited-style-name="Visited_20_Internet_20_Link">https://drive.google.com/file/d/1BlQac_pzdglSxSapntT71KIZwFHsAMOJ/view</text:a></text:p>
      <text:p text:style-name="P2">Predicting the NYC Trip Duration:</text:p>
      <text:p text:style-name="P2"><text:a xlink:type="simple" xlink:href="https://drive.google.com/file/d/1BzbIkDCj-0XFxhwLBzHsOU8DMlp3rlB0/view" text:style-name="Internet_20_link" text:visited-style-name="Visited_20_Internet_20_Link">https://drive.google.com/file/d/1BzbIkDCj-0XFxhwLBzHsOU8DMlp3rlB0/view</text:a></text:p>
      <text:p text:style-name="P2">Project link: <text:a xlink:type="simple" xlink:href="http://project-osrm.org/" text:style-name="Internet_20_link" text:visited-style-name="Visited_20_Internet_20_Link">http://project-osrm.org/</text:a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43:12.526133202</meta:creation-date>
    <dc:date>2020-04-15T13:46:06.371564904</dc:date>
    <meta:editing-duration>PT2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3" meta:character-count="233" meta:non-whitespace-character-count="225"/>
  </office:meta>
</office:document-meta>
</file>